
<file path=content.xml><?xml version="1.0" encoding="utf-8"?>
<office:document-content xmlns:office="urn:oasis:names:tc:opendocument:xmlns:office:1.0" xmlns:text="urn:oasis:names:tc:opendocument:xmlns:text:1.0">
  <office:body>
    <office:text>
      <text:p>Paragraph number 0.</text:p>
      <text:p>Paragraph number 1.</text:p>
      <text:p>Paragraph number 2.</text:p>
      <text:p>Paragraph number 3.</text:p>
      <text:p>Paragraph number 4.</text:p>
      <text:p>Paragraph number 5.</text:p>
      <text:p>Paragraph number 6.</text:p>
      <text:p>Paragraph number 7.</text:p>
      <text:p>Paragraph number 8.</text:p>
      <text:p>Paragraph number 9.</text:p>
      <text:p>Paragraph number 10.</text:p>
      <text:p>Paragraph number 11.</text:p>
      <text:p>Paragraph number 12.</text:p>
      <text:p>Paragraph number 13.</text:p>
      <text:p>Paragraph number 14.</text:p>
      <text:p>Paragraph number 15.</text:p>
      <text:p>Paragraph number 16.</text:p>
      <text:p>Paragraph number 17.</text:p>
      <text:p>Paragraph number 18.</text:p>
      <text:p>Paragraph number 19.</text:p>
      <text:p>Paragraph number 20.</text:p>
      <text:p>Paragraph number 21.</text:p>
      <text:p>Paragraph number 22.</text:p>
      <text:p>Paragraph number 23.</text:p>
      <text:p>Paragraph number 24.</text:p>
      <text:p>Paragraph number 25.</text:p>
      <text:p>Paragraph number 26.</text:p>
      <text:p>Paragraph number 27.</text:p>
      <text:p>Paragraph number 28.</text:p>
      <text:p>Paragraph number 29.</text:p>
      <text:p>Paragraph number 30.</text:p>
      <text:p>Paragraph number 31.</text:p>
      <text:p>Paragraph number 32.</text:p>
      <text:p>Paragraph number 33.</text:p>
      <text:p>Paragraph number 34.</text:p>
      <text:p>Paragraph number 35.</text:p>
      <text:p>Paragraph number 36.</text:p>
      <text:p>Paragraph number 37.</text:p>
      <text:p>Paragraph number 38.</text:p>
      <text:p>Paragraph number 39.</text:p>
      <text:p>Paragraph number 40.</text:p>
      <text:p>Paragraph number 41.</text:p>
      <text:p>Paragraph number 42.</text:p>
      <text:p>Paragraph number 43.</text:p>
      <text:p>Paragraph number 44.</text:p>
      <text:p>Paragraph number 45.</text:p>
      <text:p>Paragraph number 46.</text:p>
      <text:p>Paragraph number 47.</text:p>
      <text:p>Paragraph number 48.</text:p>
      <text:p>Paragraph number 49.</text:p>
      <text:p>Paragraph number 50.</text:p>
      <text:p>Paragraph number 51.</text:p>
      <text:p>Paragraph number 52.</text:p>
      <text:p>Paragraph number 53.</text:p>
      <text:p>Paragraph number 54.</text:p>
      <text:p>Paragraph number 55.</text:p>
      <text:p>Paragraph number 56.</text:p>
      <text:p>Paragraph number 57.</text:p>
      <text:p>Paragraph number 58.</text:p>
      <text:p>Paragraph number 59.</text:p>
      <text:p>Paragraph number 60.</text:p>
      <text:p>Paragraph number 61.</text:p>
      <text:p>Paragraph number 62.</text:p>
      <text:p>Paragraph number 63.</text:p>
      <text:p>Paragraph number 64.</text:p>
      <text:p>Paragraph number 65.</text:p>
      <text:p>Paragraph number 66.</text:p>
      <text:p>Paragraph number 67.</text:p>
      <text:p>Paragraph number 68.</text:p>
      <text:p>Paragraph number 69.</text:p>
      <text:p>Paragraph number 70.</text:p>
      <text:p>Paragraph number 71.</text:p>
      <text:p>Paragraph number 72.</text:p>
      <text:p>Paragraph number 73.</text:p>
      <text:p>Paragraph number 74.</text:p>
      <text:p>Paragraph number 75.</text:p>
      <text:p>Paragraph number 76.</text:p>
      <text:p>Paragraph number 77.</text:p>
      <text:p>Paragraph number 78.</text:p>
      <text:p>Paragraph number 79.</text:p>
      <text:p>Paragraph number 80.</text:p>
      <text:p>Paragraph number 81.</text:p>
      <text:p>Paragraph number 82.</text:p>
      <text:p>Paragraph number 83.</text:p>
      <text:p>Paragraph number 84.</text:p>
      <text:p>Paragraph number 85.</text:p>
      <text:p>Paragraph number 86.</text:p>
      <text:p>Paragraph number 87.</text:p>
      <text:p>Paragraph number 88.</text:p>
      <text:p>Paragraph number 89.</text:p>
      <text:p>Paragraph number 90.</text:p>
      <text:p>Paragraph number 91.</text:p>
      <text:p>Paragraph number 92.</text:p>
      <text:p>Paragraph number 93.</text:p>
      <text:p>Paragraph number 94.</text:p>
      <text:p>Paragraph number 95.</text:p>
      <text:p>Paragraph number 96.</text:p>
      <text:p>Paragraph number 97.</text:p>
      <text:p>Paragraph number 98.</text:p>
      <text:p>Paragraph number 99.</text:p>
      <text:p>Paragraph number 100.</text:p>
      <text:p>Paragraph number 101.</text:p>
      <text:p>Paragraph number 102.</text:p>
      <text:p>Paragraph number 103.</text:p>
      <text:p>Paragraph number 104.</text:p>
      <text:p>Paragraph number 105.</text:p>
      <text:p>Paragraph number 106.</text:p>
      <text:p>Paragraph number 107.</text:p>
      <text:p>Paragraph number 108.</text:p>
      <text:p>Paragraph number 109.</text:p>
      <text:p>Paragraph number 110.</text:p>
      <text:p>Paragraph number 111.</text:p>
      <text:p>Paragraph number 112.</text:p>
      <text:p>Paragraph number 113.</text:p>
      <text:p>Paragraph number 114.</text:p>
      <text:p>Paragraph number 115.</text:p>
      <text:p>Paragraph number 116.</text:p>
      <text:p>Paragraph number 117.</text:p>
      <text:p>Paragraph number 118.</text:p>
      <text:p>Paragraph number 119.</text:p>
      <text:p>Paragraph number 120.</text:p>
      <text:p>Paragraph number 121.</text:p>
      <text:p>Paragraph number 122.</text:p>
      <text:p>Paragraph number 123.</text:p>
      <text:p>Paragraph number 124.</text:p>
      <text:p>Paragraph number 125.</text:p>
      <text:p>Paragraph number 126.</text:p>
      <text:p>Paragraph number 127.</text:p>
      <text:p>Paragraph number 128.</text:p>
      <text:p>Paragraph number 129.</text:p>
      <text:p>Paragraph number 130.</text:p>
      <text:p>Paragraph number 131.</text:p>
      <text:p>Paragraph number 132.</text:p>
      <text:p>Paragraph number 133.</text:p>
      <text:p>Paragraph number 134.</text:p>
      <text:p>Paragraph number 135.</text:p>
      <text:p>Paragraph number 136.</text:p>
      <text:p>Paragraph number 137.</text:p>
      <text:p>Paragraph number 138.</text:p>
      <text:p>Paragraph number 139.</text:p>
      <text:p>Paragraph number 140.</text:p>
      <text:p>Paragraph number 141.</text:p>
      <text:p>Paragraph number 142.</text:p>
      <text:p>Paragraph number 143.</text:p>
      <text:p>Paragraph number 144.</text:p>
      <text:p>Paragraph number 145.</text:p>
      <text:p>Paragraph number 146.</text:p>
      <text:p>Paragraph number 147.</text:p>
      <text:p>Paragraph number 148.</text:p>
      <text:p>Paragraph number 149.</text:p>
      <text:p>Paragraph number 150.</text:p>
      <text:p>Paragraph number 151.</text:p>
      <text:p>Paragraph number 152.</text:p>
      <text:p>Paragraph number 153.</text:p>
      <text:p>Paragraph number 154.</text:p>
      <text:p>Paragraph number 155.</text:p>
      <text:p>Paragraph number 156.</text:p>
      <text:p>Paragraph number 157.</text:p>
      <text:p>Paragraph number 158.</text:p>
      <text:p>Paragraph number 159.</text:p>
      <text:p>Paragraph number 160.</text:p>
      <text:p>Paragraph number 161.</text:p>
      <text:p>Paragraph number 162.</text:p>
      <text:p>Paragraph number 163.</text:p>
      <text:p>Paragraph number 164.</text:p>
      <text:p>Paragraph number 165.</text:p>
      <text:p>Paragraph number 166.</text:p>
      <text:p>Paragraph number 167.</text:p>
      <text:p>Paragraph number 168.</text:p>
      <text:p>Paragraph number 169.</text:p>
      <text:p>Paragraph number 170.</text:p>
      <text:p>Paragraph number 171.</text:p>
      <text:p>Paragraph number 172.</text:p>
      <text:p>Paragraph number 173.</text:p>
      <text:p>Paragraph number 174.</text:p>
      <text:p>Paragraph number 175.</text:p>
      <text:p>Paragraph number 176.</text:p>
      <text:p>Paragraph number 177.</text:p>
      <text:p>Paragraph number 178.</text:p>
      <text:p>Paragraph number 179.</text:p>
      <text:p>Paragraph number 180.</text:p>
      <text:p>Paragraph number 181.</text:p>
      <text:p>Paragraph number 182.</text:p>
      <text:p>Paragraph number 183.</text:p>
      <text:p>Paragraph number 184.</text:p>
      <text:p>Paragraph number 185.</text:p>
      <text:p>Paragraph number 186.</text:p>
      <text:p>Paragraph number 187.</text:p>
      <text:p>Paragraph number 188.</text:p>
      <text:p>Paragraph number 189.</text:p>
      <text:p>Paragraph number 190.</text:p>
      <text:p>Paragraph number 191.</text:p>
      <text:p>Paragraph number 192.</text:p>
      <text:p>Paragraph number 193.</text:p>
      <text:p>Paragraph number 194.</text:p>
      <text:p>Paragraph number 195.</text:p>
      <text:p>Paragraph number 196.</text:p>
      <text:p>Paragraph number 197.</text:p>
      <text:p>Paragraph number 198.</text:p>
      <text:p>Paragraph number 199.</text:p>
      <text:p>Paragraph number 200.</text:p>
      <text:p>Paragraph number 201.</text:p>
      <text:p>Paragraph number 202.</text:p>
      <text:p>Paragraph number 203.</text:p>
      <text:p>Paragraph number 204.</text:p>
      <text:p>Paragraph number 205.</text:p>
      <text:p>Paragraph number 206.</text:p>
      <text:p>Paragraph number 207.</text:p>
      <text:p>Paragraph number 208.</text:p>
      <text:p>Paragraph number 209.</text:p>
      <text:p>Paragraph number 210.</text:p>
      <text:p>Paragraph number 211.</text:p>
      <text:p>Paragraph number 212.</text:p>
      <text:p>Paragraph number 213.</text:p>
      <text:p>Paragraph number 214.</text:p>
      <text:p>Paragraph number 215.</text:p>
      <text:p>Paragraph number 216.</text:p>
      <text:p>Paragraph number 217.</text:p>
      <text:p>Paragraph number 218.</text:p>
      <text:p>Paragraph number 219.</text:p>
      <text:p>Paragraph number 220.</text:p>
      <text:p>Paragraph number 221.</text:p>
      <text:p>Paragraph number 222.</text:p>
      <text:p>Paragraph number 223.</text:p>
      <text:p>Paragraph number 224.</text:p>
      <text:p>Paragraph number 225.</text:p>
      <text:p>Paragraph number 226.</text:p>
      <text:p>Paragraph number 227.</text:p>
      <text:p>Paragraph number 228.</text:p>
      <text:p>Paragraph number 229.</text:p>
      <text:p>Paragraph number 230.</text:p>
      <text:p>Paragraph number 231.</text:p>
      <text:p>Paragraph number 232.</text:p>
      <text:p>Paragraph number 233.</text:p>
      <text:p>Paragraph number 234.</text:p>
      <text:p>Paragraph number 235.</text:p>
      <text:p>Paragraph number 236.</text:p>
      <text:p>Paragraph number 237.</text:p>
      <text:p>Paragraph number 238.</text:p>
      <text:p>Paragraph number 239.</text:p>
      <text:p>Paragraph number 240.</text:p>
      <text:p>Paragraph number 241.</text:p>
      <text:p>Paragraph number 242.</text:p>
      <text:p>Paragraph number 243.</text:p>
      <text:p>Paragraph number 244.</text:p>
      <text:p>Paragraph number 245.</text:p>
      <text:p>Paragraph number 246.</text:p>
      <text:p>Paragraph number 247.</text:p>
      <text:p>Paragraph number 248.</text:p>
      <text:p>Paragraph number 249.</text:p>
      <text:p>Paragraph number 250.</text:p>
      <text:p>Paragraph number 251.</text:p>
      <text:p>Paragraph number 252.</text:p>
      <text:p>Paragraph number 253.</text:p>
      <text:p>Paragraph number 254.</text:p>
      <text:p>Paragraph number 255.</text:p>
      <text:p>Paragraph number 256.</text:p>
      <text:p>Paragraph number 257.</text:p>
      <text:p>Paragraph number 258.</text:p>
      <text:p>Paragraph number 259.</text:p>
      <text:p>Paragraph number 260.</text:p>
      <text:p>Paragraph number 261.</text:p>
      <text:p>Paragraph number 262.</text:p>
      <text:p>Paragraph number 263.</text:p>
      <text:p>Paragraph number 264.</text:p>
      <text:p>Paragraph number 265.</text:p>
      <text:p>Paragraph number 266.</text:p>
      <text:p>Paragraph number 267.</text:p>
      <text:p>Paragraph number 268.</text:p>
      <text:p>Paragraph number 269.</text:p>
      <text:p>Paragraph number 270.</text:p>
      <text:p>Paragraph number 271.</text:p>
      <text:p>Paragraph number 272.</text:p>
      <text:p>Paragraph number 273.</text:p>
      <text:p>Paragraph number 274.</text:p>
      <text:p>Paragraph number 275.</text:p>
      <text:p>Paragraph number 276.</text:p>
      <text:p>Paragraph number 277.</text:p>
      <text:p>Paragraph number 278.</text:p>
      <text:p>Paragraph number 279.</text:p>
      <text:p>Paragraph number 280.</text:p>
      <text:p>Paragraph number 281.</text:p>
      <text:p>Paragraph number 282.</text:p>
      <text:p>Paragraph number 283.</text:p>
      <text:p>Paragraph number 284.</text:p>
      <text:p>Paragraph number 285.</text:p>
      <text:p>Paragraph number 286.</text:p>
      <text:p>Paragraph number 287.</text:p>
      <text:p>Paragraph number 288.</text:p>
      <text:p>Paragraph number 289.</text:p>
      <text:p>Paragraph number 290.</text:p>
      <text:p>Paragraph number 291.</text:p>
      <text:p>Paragraph number 292.</text:p>
      <text:p>Paragraph number 293.</text:p>
      <text:p>Paragraph number 294.</text:p>
      <text:p>Paragraph number 295.</text:p>
      <text:p>Paragraph number 296.</text:p>
      <text:p>Paragraph number 297.</text:p>
      <text:p>Paragraph number 298.</text:p>
      <text:p>Paragraph number 299.</text:p>
      <text:p>Paragraph number 300.</text:p>
      <text:p>Paragraph number 301.</text:p>
      <text:p>Paragraph number 302.</text:p>
      <text:p>Paragraph number 303.</text:p>
      <text:p>Paragraph number 304.</text:p>
      <text:p>Paragraph number 305.</text:p>
      <text:p>Paragraph number 306.</text:p>
      <text:p>Paragraph number 307.</text:p>
      <text:p>Paragraph number 308.</text:p>
      <text:p>Paragraph number 309.</text:p>
      <text:p>Paragraph number 310.</text:p>
      <text:p>Paragraph number 311.</text:p>
      <text:p>Paragraph number 312.</text:p>
      <text:p>Paragraph number 313.</text:p>
      <text:p>Paragraph number 314.</text:p>
      <text:p>Paragraph number 315.</text:p>
      <text:p>Paragraph number 316.</text:p>
      <text:p>Paragraph number 317.</text:p>
      <text:p>Paragraph number 318.</text:p>
      <text:p>Paragraph number 319.</text:p>
      <text:p>Paragraph number 320.</text:p>
      <text:p>Paragraph number 321.</text:p>
      <text:p>Paragraph number 322.</text:p>
      <text:p>Paragraph number 323.</text:p>
      <text:p>Paragraph number 324.</text:p>
      <text:p>Paragraph number 325.</text:p>
      <text:p>Paragraph number 326.</text:p>
      <text:p>Paragraph number 327.</text:p>
      <text:p>Paragraph number 328.</text:p>
      <text:p>Paragraph number 329.</text:p>
      <text:p>Paragraph number 330.</text:p>
      <text:p>Paragraph number 331.</text:p>
      <text:p>Paragraph number 332.</text:p>
      <text:p>Paragraph number 333.</text:p>
      <text:p>Paragraph number 334.</text:p>
      <text:p>Paragraph number 335.</text:p>
      <text:p>Paragraph number 336.</text:p>
      <text:p>Paragraph number 337.</text:p>
      <text:p>Paragraph number 338.</text:p>
      <text:p>Paragraph number 339.</text:p>
      <text:p>Paragraph number 340.</text:p>
      <text:p>Paragraph number 341.</text:p>
      <text:p>Paragraph number 342.</text:p>
      <text:p>Paragraph number 343.</text:p>
      <text:p>Paragraph number 344.</text:p>
      <text:p>Paragraph number 345.</text:p>
      <text:p>Paragraph number 346.</text:p>
      <text:p>Paragraph number 347.</text:p>
      <text:p>Paragraph number 348.</text:p>
      <text:p>Paragraph number 349.</text:p>
      <text:p>Paragraph number 350.</text:p>
      <text:p>Paragraph number 351.</text:p>
      <text:p>Paragraph number 352.</text:p>
      <text:p>Paragraph number 353.</text:p>
      <text:p>Paragraph number 354.</text:p>
      <text:p>Paragraph number 355.</text:p>
      <text:p>Paragraph number 356.</text:p>
      <text:p>Paragraph number 357.</text:p>
      <text:p>Paragraph number 358.</text:p>
      <text:p>Paragraph number 359.</text:p>
      <text:p>Paragraph number 360.</text:p>
      <text:p>Paragraph number 361.</text:p>
      <text:p>Paragraph number 362.</text:p>
      <text:p>Paragraph number 363.</text:p>
      <text:p>Paragraph number 364.</text:p>
      <text:p>Paragraph number 365.</text:p>
      <text:p>Paragraph number 366.</text:p>
      <text:p>Paragraph number 367.</text:p>
      <text:p>Paragraph number 368.</text:p>
      <text:p>Paragraph number 369.</text:p>
      <text:p>Paragraph number 370.</text:p>
      <text:p>Paragraph number 371.</text:p>
      <text:p>Paragraph number 372.</text:p>
      <text:p>Paragraph number 373.</text:p>
      <text:p>Paragraph number 374.</text:p>
      <text:p>Paragraph number 375.</text:p>
      <text:p>Paragraph number 376.</text:p>
      <text:p>Paragraph number 377.</text:p>
      <text:p>Paragraph number 378.</text:p>
      <text:p>Paragraph number 379.</text:p>
      <text:p>Paragraph number 380.</text:p>
      <text:p>Paragraph number 381.</text:p>
      <text:p>Paragraph number 382.</text:p>
      <text:p>Paragraph number 383.</text:p>
      <text:p>Paragraph number 384.</text:p>
      <text:p>Paragraph number 385.</text:p>
      <text:p>Paragraph number 386.</text:p>
      <text:p>Paragraph number 387.</text:p>
      <text:p>Paragraph number 388.</text:p>
      <text:p>Paragraph number 389.</text:p>
      <text:p>Paragraph number 390.</text:p>
      <text:p>Paragraph number 391.</text:p>
      <text:p>Paragraph number 392.</text:p>
      <text:p>Paragraph number 393.</text:p>
      <text:p>Paragraph number 394.</text:p>
      <text:p>Paragraph number 395.</text:p>
      <text:p>Paragraph number 396.</text:p>
      <text:p>Paragraph number 397.</text:p>
      <text:p>Paragraph number 398.</text:p>
      <text:p>Paragraph number 399.</text:p>
      <text:p>Paragraph number 400.</text:p>
      <text:p>Paragraph number 401.</text:p>
      <text:p>Paragraph number 402.</text:p>
      <text:p>Paragraph number 403.</text:p>
      <text:p>Paragraph number 404.</text:p>
      <text:p>Paragraph number 405.</text:p>
      <text:p>Paragraph number 406.</text:p>
      <text:p>Paragraph number 407.</text:p>
      <text:p>Paragraph number 408.</text:p>
      <text:p>Paragraph number 409.</text:p>
      <text:p>Paragraph number 410.</text:p>
      <text:p>Paragraph number 411.</text:p>
      <text:p>Paragraph number 412.</text:p>
      <text:p>Paragraph number 413.</text:p>
      <text:p>Paragraph number 414.</text:p>
      <text:p>Paragraph number 415.</text:p>
      <text:p>Paragraph number 416.</text:p>
      <text:p>Paragraph number 417.</text:p>
      <text:p>Paragraph number 418.</text:p>
      <text:p>Paragraph number 419.</text:p>
      <text:p>Paragraph number 420.</text:p>
      <text:p>Paragraph number 421.</text:p>
      <text:p>Paragraph number 422.</text:p>
      <text:p>Paragraph number 423.</text:p>
      <text:p>Paragraph number 424.</text:p>
      <text:p>Paragraph number 425.</text:p>
      <text:p>Paragraph number 426.</text:p>
      <text:p>Paragraph number 427.</text:p>
      <text:p>Paragraph number 428.</text:p>
      <text:p>Paragraph number 429.</text:p>
      <text:p>Paragraph number 430.</text:p>
      <text:p>Paragraph number 431.</text:p>
      <text:p>Paragraph number 432.</text:p>
      <text:p>Paragraph number 433.</text:p>
      <text:p>Paragraph number 434.</text:p>
      <text:p>Paragraph number 435.</text:p>
      <text:p>Paragraph number 436.</text:p>
      <text:p>Paragraph number 437.</text:p>
      <text:p>Paragraph number 438.</text:p>
      <text:p>Paragraph number 439.</text:p>
      <text:p>Paragraph number 440.</text:p>
      <text:p>Paragraph number 441.</text:p>
      <text:p>Paragraph number 442.</text:p>
      <text:p>Paragraph number 443.</text:p>
      <text:p>Paragraph number 444.</text:p>
      <text:p>Paragraph number 445.</text:p>
      <text:p>Paragraph number 446.</text:p>
      <text:p>Paragraph number 447.</text:p>
      <text:p>Paragraph number 448.</text:p>
      <text:p>Paragraph number 449.</text:p>
      <text:p>Paragraph number 450.</text:p>
      <text:p>Paragraph number 451.</text:p>
      <text:p>Paragraph number 452.</text:p>
      <text:p>Paragraph number 453.</text:p>
      <text:p>Paragraph number 454.</text:p>
      <text:p>Paragraph number 455.</text:p>
      <text:p>Paragraph number 456.</text:p>
      <text:p>Paragraph number 457.</text:p>
      <text:p>Paragraph number 458.</text:p>
      <text:p>Paragraph number 459.</text:p>
      <text:p>Paragraph number 460.</text:p>
      <text:p>Paragraph number 461.</text:p>
      <text:p>Paragraph number 462.</text:p>
      <text:p>Paragraph number 463.</text:p>
      <text:p>Paragraph number 464.</text:p>
      <text:p>Paragraph number 465.</text:p>
      <text:p>Paragraph number 466.</text:p>
      <text:p>Paragraph number 467.</text:p>
      <text:p>Paragraph number 468.</text:p>
      <text:p>Paragraph number 469.</text:p>
      <text:p>Paragraph number 470.</text:p>
      <text:p>Paragraph number 471.</text:p>
      <text:p>Paragraph number 472.</text:p>
      <text:p>Paragraph number 473.</text:p>
      <text:p>Paragraph number 474.</text:p>
      <text:p>Paragraph number 475.</text:p>
      <text:p>Paragraph number 476.</text:p>
      <text:p>Paragraph number 477.</text:p>
      <text:p>Paragraph number 478.</text:p>
      <text:p>Paragraph number 479.</text:p>
      <text:p>Paragraph number 480.</text:p>
      <text:p>Paragraph number 481.</text:p>
      <text:p>Paragraph number 482.</text:p>
      <text:p>Paragraph number 483.</text:p>
      <text:p>Paragraph number 484.</text:p>
      <text:p>Paragraph number 485.</text:p>
      <text:p>Paragraph number 486.</text:p>
      <text:p>Paragraph number 487.</text:p>
      <text:p>Paragraph number 488.</text:p>
      <text:p>Paragraph number 489.</text:p>
      <text:p>Paragraph number 490.</text:p>
      <text:p>Paragraph number 491.</text:p>
      <text:p>Paragraph number 492.</text:p>
      <text:p>Paragraph number 493.</text:p>
      <text:p>Paragraph number 494.</text:p>
      <text:p>Paragraph number 495.</text:p>
      <text:p>Paragraph number 496.</text:p>
      <text:p>Paragraph number 497.</text:p>
      <text:p>Paragraph number 498.</text:p>
      <text:p>Paragraph number 499.</text:p>
      <text:p>Paragraph number 500.</text:p>
      <text:p>Paragraph number 501.</text:p>
      <text:p>Paragraph number 502.</text:p>
      <text:p>Paragraph number 503.</text:p>
      <text:p>Paragraph number 504.</text:p>
      <text:p>Paragraph number 505.</text:p>
      <text:p>Paragraph number 506.</text:p>
      <text:p>Paragraph number 507.</text:p>
      <text:p>Paragraph number 508.</text:p>
      <text:p>Paragraph number 509.</text:p>
      <text:p>Paragraph number 510.</text:p>
      <text:p>Paragraph number 511.</text:p>
      <text:p>Paragraph number 512.</text:p>
      <text:p>Paragraph number 513.</text:p>
      <text:p>Paragraph number 514.</text:p>
      <text:p>Paragraph number 515.</text:p>
      <text:p>Paragraph number 516.</text:p>
      <text:p>Paragraph number 517.</text:p>
      <text:p>Paragraph number 518.</text:p>
      <text:p>Paragraph number 519.</text:p>
      <text:p>Paragraph number 520.</text:p>
      <text:p>Paragraph number 521.</text:p>
      <text:p>Paragraph number 522.</text:p>
      <text:p>Paragraph number 523.</text:p>
      <text:p>Paragraph number 524.</text:p>
      <text:p>Paragraph number 525.</text:p>
      <text:p>Paragraph number 526.</text:p>
      <text:p>Paragraph number 527.</text:p>
      <text:p>Paragraph number 528.</text:p>
      <text:p>Paragraph number 529.</text:p>
      <text:p>Paragraph number 530.</text:p>
      <text:p>Paragraph number 531.</text:p>
      <text:p>Paragraph number 532.</text:p>
      <text:p>Paragraph number 533.</text:p>
      <text:p>Paragraph number 534.</text:p>
      <text:p>Paragraph number 535.</text:p>
      <text:p>Paragraph number 536.</text:p>
      <text:p>Paragraph number 537.</text:p>
      <text:p>Paragraph number 538.</text:p>
      <text:p>Paragraph number 539.</text:p>
      <text:p>Paragraph number 540.</text:p>
      <text:p>Paragraph number 541.</text:p>
      <text:p>Paragraph number 542.</text:p>
      <text:p>Paragraph number 543.</text:p>
      <text:p>Paragraph number 544.</text:p>
      <text:p>Paragraph number 545.</text:p>
      <text:p>Paragraph number 546.</text:p>
      <text:p>Paragraph number 547.</text:p>
      <text:p>Paragraph number 548.</text:p>
      <text:p>Paragraph number 549.</text:p>
      <text:p>Paragraph number 550.</text:p>
      <text:p>Paragraph number 551.</text:p>
      <text:p>Paragraph number 552.</text:p>
      <text:p>Paragraph number 553.</text:p>
      <text:p>Paragraph number 554.</text:p>
      <text:p>Paragraph number 555.</text:p>
      <text:p>Paragraph number 556.</text:p>
      <text:p>Paragraph number 557.</text:p>
      <text:p>Paragraph number 558.</text:p>
      <text:p>Paragraph number 559.</text:p>
      <text:p>Paragraph number 560.</text:p>
      <text:p>Paragraph number 561.</text:p>
      <text:p>Paragraph number 562.</text:p>
      <text:p>Paragraph number 563.</text:p>
      <text:p>Paragraph number 564.</text:p>
      <text:p>Paragraph number 565.</text:p>
      <text:p>Paragraph number 566.</text:p>
      <text:p>Paragraph number 567.</text:p>
      <text:p>Paragraph number 568.</text:p>
      <text:p>Paragraph number 569.</text:p>
      <text:p>Paragraph number 570.</text:p>
      <text:p>Paragraph number 571.</text:p>
      <text:p>Paragraph number 572.</text:p>
      <text:p>Paragraph number 573.</text:p>
      <text:p>Paragraph number 574.</text:p>
      <text:p>Paragraph number 575.</text:p>
      <text:p>Paragraph number 576.</text:p>
      <text:p>Paragraph number 577.</text:p>
      <text:p>Paragraph number 578.</text:p>
      <text:p>Paragraph number 579.</text:p>
      <text:p>Paragraph number 580.</text:p>
      <text:p>Paragraph number 581.</text:p>
      <text:p>Paragraph number 582.</text:p>
      <text:p>Paragraph number 583.</text:p>
      <text:p>Paragraph number 584.</text:p>
      <text:p>Paragraph number 585.</text:p>
      <text:p>Paragraph number 586.</text:p>
      <text:p>Paragraph number 587.</text:p>
      <text:p>Paragraph number 588.</text:p>
      <text:p>Paragraph number 589.</text:p>
      <text:p>Paragraph number 590.</text:p>
      <text:p>Paragraph number 591.</text:p>
      <text:p>Paragraph number 592.</text:p>
      <text:p>Paragraph number 593.</text:p>
      <text:p>Paragraph number 594.</text:p>
      <text:p>Paragraph number 595.</text:p>
      <text:p>Paragraph number 596.</text:p>
      <text:p>Paragraph number 597.</text:p>
      <text:p>Paragraph number 598.</text:p>
      <text:p>Paragraph number 599.</text:p>
      <text:p>Paragraph number 600.</text:p>
      <text:p>Paragraph number 601.</text:p>
      <text:p>Paragraph number 602.</text:p>
      <text:p>Paragraph number 603.</text:p>
      <text:p>Paragraph number 604.</text:p>
      <text:p>Paragraph number 605.</text:p>
      <text:p>Paragraph number 606.</text:p>
      <text:p>Paragraph number 607.</text:p>
      <text:p>Paragraph number 608.</text:p>
      <text:p>Paragraph number 609.</text:p>
      <text:p>Paragraph number 610.</text:p>
      <text:p>Paragraph number 611.</text:p>
      <text:p>Paragraph number 612.</text:p>
      <text:p>Paragraph number 613.</text:p>
      <text:p>Paragraph number 614.</text:p>
      <text:p>Paragraph number 615.</text:p>
      <text:p>Paragraph number 616.</text:p>
      <text:p>Paragraph number 617.</text:p>
      <text:p>Paragraph number 618.</text:p>
      <text:p>Paragraph number 619.</text:p>
      <text:p>Paragraph number 620.</text:p>
      <text:p>Paragraph number 621.</text:p>
      <text:p>Paragraph number 622.</text:p>
      <text:p>Paragraph number 623.</text:p>
      <text:p>Paragraph number 624.</text:p>
      <text:p>Paragraph number 625.</text:p>
      <text:p>Paragraph number 626.</text:p>
      <text:p>Paragraph number 627.</text:p>
      <text:p>Paragraph number 628.</text:p>
      <text:p>Paragraph number 629.</text:p>
      <text:p>Paragraph number 630.</text:p>
      <text:p>Paragraph number 631.</text:p>
      <text:p>Paragraph number 632.</text:p>
      <text:p>Paragraph number 633.</text:p>
      <text:p>Paragraph number 634.</text:p>
      <text:p>Paragraph number 635.</text:p>
      <text:p>Paragraph number 636.</text:p>
      <text:p>Paragraph number 637.</text:p>
      <text:p>Paragraph number 638.</text:p>
      <text:p>Paragraph number 639.</text:p>
      <text:p>Paragraph number 640.</text:p>
      <text:p>Paragraph number 641.</text:p>
      <text:p>Paragraph number 642.</text:p>
      <text:p>Paragraph number 643.</text:p>
      <text:p>Paragraph number 644.</text:p>
      <text:p>Paragraph number 645.</text:p>
      <text:p>Paragraph number 646.</text:p>
      <text:p>Paragraph number 647.</text:p>
      <text:p>Paragraph number 648.</text:p>
      <text:p>Paragraph number 649.</text:p>
      <text:p>Paragraph number 650.</text:p>
      <text:p>Paragraph number 651.</text:p>
      <text:p>Paragraph number 652.</text:p>
      <text:p>Paragraph number 653.</text:p>
      <text:p>Paragraph number 654.</text:p>
      <text:p>Paragraph number 655.</text:p>
      <text:p>Paragraph number 656.</text:p>
      <text:p>Paragraph number 657.</text:p>
      <text:p>Paragraph number 658.</text:p>
      <text:p>Paragraph number 659.</text:p>
      <text:p>Paragraph number 660.</text:p>
      <text:p>Paragraph number 661.</text:p>
      <text:p>Paragraph number 662.</text:p>
      <text:p>Paragraph number 663.</text:p>
      <text:p>Paragraph number 664.</text:p>
      <text:p>Paragraph number 665.</text:p>
      <text:p>Paragraph number 666.</text:p>
      <text:p>Paragraph number 667.</text:p>
      <text:p>Paragraph number 668.</text:p>
      <text:p>Paragraph number 669.</text:p>
      <text:p>Paragraph number 670.</text:p>
      <text:p>Paragraph number 671.</text:p>
      <text:p>Paragraph number 672.</text:p>
      <text:p>Paragraph number 673.</text:p>
      <text:p>Paragraph number 674.</text:p>
      <text:p>Paragraph number 675.</text:p>
      <text:p>Paragraph number 676.</text:p>
      <text:p>Paragraph number 677.</text:p>
      <text:p>Paragraph number 678.</text:p>
      <text:p>Paragraph number 679.</text:p>
      <text:p>Paragraph number 680.</text:p>
      <text:p>Paragraph number 681.</text:p>
      <text:p>Paragraph number 682.</text:p>
      <text:p>Paragraph number 683.</text:p>
      <text:p>Paragraph number 684.</text:p>
      <text:p>Paragraph number 685.</text:p>
      <text:p>Paragraph number 686.</text:p>
      <text:p>Paragraph number 687.</text:p>
      <text:p>Paragraph number 688.</text:p>
      <text:p>Paragraph number 689.</text:p>
      <text:p>Paragraph number 690.</text:p>
      <text:p>Paragraph number 691.</text:p>
      <text:p>Paragraph number 692.</text:p>
      <text:p>Paragraph number 693.</text:p>
      <text:p>Paragraph number 694.</text:p>
      <text:p>Paragraph number 695.</text:p>
      <text:p>Paragraph number 696.</text:p>
      <text:p>Paragraph number 697.</text:p>
      <text:p>Paragraph number 698.</text:p>
      <text:p>Paragraph number 699.</text:p>
      <text:p>Paragraph number 700.</text:p>
      <text:p>Paragraph number 701.</text:p>
      <text:p>Paragraph number 702.</text:p>
      <text:p>Paragraph number 703.</text:p>
      <text:p>Paragraph number 704.</text:p>
      <text:p>Paragraph number 705.</text:p>
      <text:p>Paragraph number 706.</text:p>
      <text:p>Paragraph number 707.</text:p>
      <text:p>Paragraph number 708.</text:p>
      <text:p>Paragraph number 709.</text:p>
      <text:p>Paragraph number 710.</text:p>
      <text:p>Paragraph number 711.</text:p>
      <text:p>Paragraph number 712.</text:p>
      <text:p>Paragraph number 713.</text:p>
      <text:p>Paragraph number 714.</text:p>
      <text:p>Paragraph number 715.</text:p>
      <text:p>Paragraph number 716.</text:p>
      <text:p>Paragraph number 717.</text:p>
      <text:p>Paragraph number 718.</text:p>
      <text:p>Paragraph number 719.</text:p>
      <text:p>Paragraph number 720.</text:p>
      <text:p>Paragraph number 721.</text:p>
      <text:p>Paragraph number 722.</text:p>
      <text:p>Paragraph number 723.</text:p>
      <text:p>Paragraph number 724.</text:p>
      <text:p>Paragraph number 725.</text:p>
      <text:p>Paragraph number 726.</text:p>
      <text:p>Paragraph number 727.</text:p>
      <text:p>Paragraph number 728.</text:p>
      <text:p>Paragraph number 729.</text:p>
      <text:p>Paragraph number 730.</text:p>
      <text:p>Paragraph number 731.</text:p>
      <text:p>Paragraph number 732.</text:p>
      <text:p>Paragraph number 733.</text:p>
      <text:p>Paragraph number 734.</text:p>
      <text:p>Paragraph number 735.</text:p>
      <text:p>Paragraph number 736.</text:p>
      <text:p>Paragraph number 737.</text:p>
      <text:p>Paragraph number 738.</text:p>
      <text:p>Paragraph number 739.</text:p>
      <text:p>Paragraph number 740.</text:p>
      <text:p>Paragraph number 741.</text:p>
      <text:p>Paragraph number 742.</text:p>
      <text:p>Paragraph number 743.</text:p>
      <text:p>Paragraph number 744.</text:p>
      <text:p>Paragraph number 745.</text:p>
      <text:p>Paragraph number 746.</text:p>
      <text:p>Paragraph number 747.</text:p>
      <text:p>Paragraph number 748.</text:p>
      <text:p>Paragraph number 749.</text:p>
      <text:p>Paragraph number 750.</text:p>
      <text:p>Paragraph number 751.</text:p>
      <text:p>Paragraph number 752.</text:p>
      <text:p>Paragraph number 753.</text:p>
      <text:p>Paragraph number 754.</text:p>
      <text:p>Paragraph number 755.</text:p>
      <text:p>Paragraph number 756.</text:p>
      <text:p>Paragraph number 757.</text:p>
      <text:p>Paragraph number 758.</text:p>
      <text:p>Paragraph number 759.</text:p>
      <text:p>Paragraph number 760.</text:p>
      <text:p>Paragraph number 761.</text:p>
      <text:p>Paragraph number 762.</text:p>
      <text:p>Paragraph number 763.</text:p>
      <text:p>Paragraph number 764.</text:p>
      <text:p>Paragraph number 765.</text:p>
      <text:p>Paragraph number 766.</text:p>
      <text:p>Paragraph number 767.</text:p>
      <text:p>Paragraph number 768.</text:p>
      <text:p>Paragraph number 769.</text:p>
      <text:p>Paragraph number 770.</text:p>
      <text:p>Paragraph number 771.</text:p>
      <text:p>Paragraph number 772.</text:p>
      <text:p>Paragraph number 773.</text:p>
      <text:p>Paragraph number 774.</text:p>
      <text:p>Paragraph number 775.</text:p>
      <text:p>Paragraph number 776.</text:p>
      <text:p>Paragraph number 777.</text:p>
      <text:p>Paragraph number 778.</text:p>
      <text:p>Paragraph number 779.</text:p>
      <text:p>Paragraph number 780.</text:p>
      <text:p>Paragraph number 781.</text:p>
      <text:p>Paragraph number 782.</text:p>
      <text:p>Paragraph number 783.</text:p>
      <text:p>Paragraph number 784.</text:p>
      <text:p>Paragraph number 785.</text:p>
      <text:p>Paragraph number 786.</text:p>
      <text:p>Paragraph number 787.</text:p>
      <text:p>Paragraph number 788.</text:p>
      <text:p>Paragraph number 789.</text:p>
      <text:p>Paragraph number 790.</text:p>
      <text:p>Paragraph number 791.</text:p>
      <text:p>Paragraph number 792.</text:p>
      <text:p>Paragraph number 793.</text:p>
      <text:p>Paragraph number 794.</text:p>
      <text:p>Paragraph number 795.</text:p>
      <text:p>Paragraph number 796.</text:p>
      <text:p>Paragraph number 797.</text:p>
      <text:p>Paragraph number 798.</text:p>
      <text:p>Paragraph number 799.</text:p>
      <text:p>Paragraph number 800.</text:p>
      <text:p>Paragraph number 801.</text:p>
      <text:p>Paragraph number 802.</text:p>
      <text:p>Paragraph number 803.</text:p>
      <text:p>Paragraph number 804.</text:p>
      <text:p>Paragraph number 805.</text:p>
      <text:p>Paragraph number 806.</text:p>
      <text:p>Paragraph number 807.</text:p>
      <text:p>Paragraph number 808.</text:p>
      <text:p>Paragraph number 809.</text:p>
      <text:p>Paragraph number 810.</text:p>
      <text:p>Paragraph number 811.</text:p>
      <text:p>Paragraph number 812.</text:p>
      <text:p>Paragraph number 813.</text:p>
      <text:p>Paragraph number 814.</text:p>
      <text:p>Paragraph number 815.</text:p>
      <text:p>Paragraph number 816.</text:p>
      <text:p>Paragraph number 817.</text:p>
      <text:p>Paragraph number 818.</text:p>
      <text:p>Paragraph number 819.</text:p>
      <text:p>Paragraph number 820.</text:p>
      <text:p>Paragraph number 821.</text:p>
      <text:p>Paragraph number 822.</text:p>
      <text:p>Paragraph number 823.</text:p>
      <text:p>Paragraph number 824.</text:p>
      <text:p>Paragraph number 825.</text:p>
      <text:p>Paragraph number 826.</text:p>
      <text:p>Paragraph number 827.</text:p>
      <text:p>Paragraph number 828.</text:p>
      <text:p>Paragraph number 829.</text:p>
      <text:p>Paragraph number 830.</text:p>
      <text:p>Paragraph number 831.</text:p>
      <text:p>Paragraph number 832.</text:p>
      <text:p>Paragraph number 833.</text:p>
      <text:p>Paragraph number 834.</text:p>
      <text:p>Paragraph number 835.</text:p>
      <text:p>Paragraph number 836.</text:p>
      <text:p>Paragraph number 837.</text:p>
      <text:p>Paragraph number 838.</text:p>
      <text:p>Paragraph number 839.</text:p>
      <text:p>Paragraph number 840.</text:p>
      <text:p>Paragraph number 841.</text:p>
      <text:p>Paragraph number 842.</text:p>
      <text:p>Paragraph number 843.</text:p>
      <text:p>Paragraph number 844.</text:p>
      <text:p>Paragraph number 845.</text:p>
      <text:p>Paragraph number 846.</text:p>
      <text:p>Paragraph number 847.</text:p>
      <text:p>Paragraph number 848.</text:p>
      <text:p>Paragraph number 849.</text:p>
      <text:p>Paragraph number 850.</text:p>
      <text:p>Paragraph number 851.</text:p>
      <text:p>Paragraph number 852.</text:p>
      <text:p>Paragraph number 853.</text:p>
      <text:p>Paragraph number 854.</text:p>
      <text:p>Paragraph number 855.</text:p>
      <text:p>Paragraph number 856.</text:p>
      <text:p>Paragraph number 857.</text:p>
      <text:p>Paragraph number 858.</text:p>
      <text:p>Paragraph number 859.</text:p>
      <text:p>Paragraph number 860.</text:p>
      <text:p>Paragraph number 861.</text:p>
      <text:p>Paragraph number 862.</text:p>
      <text:p>Paragraph number 863.</text:p>
      <text:p>Paragraph number 864.</text:p>
      <text:p>Paragraph number 865.</text:p>
      <text:p>Paragraph number 866.</text:p>
      <text:p>Paragraph number 867.</text:p>
      <text:p>Paragraph number 868.</text:p>
      <text:p>Paragraph number 869.</text:p>
      <text:p>Paragraph number 870.</text:p>
      <text:p>Paragraph number 871.</text:p>
      <text:p>Paragraph number 872.</text:p>
      <text:p>Paragraph number 873.</text:p>
      <text:p>Paragraph number 874.</text:p>
      <text:p>Paragraph number 875.</text:p>
      <text:p>Paragraph number 876.</text:p>
      <text:p>Paragraph number 877.</text:p>
      <text:p>Paragraph number 878.</text:p>
      <text:p>Paragraph number 879.</text:p>
      <text:p>Paragraph number 880.</text:p>
      <text:p>Paragraph number 881.</text:p>
      <text:p>Paragraph number 882.</text:p>
      <text:p>Paragraph number 883.</text:p>
      <text:p>Paragraph number 884.</text:p>
      <text:p>Paragraph number 885.</text:p>
      <text:p>Paragraph number 886.</text:p>
      <text:p>Paragraph number 887.</text:p>
      <text:p>Paragraph number 888.</text:p>
      <text:p>Paragraph number 889.</text:p>
      <text:p>Paragraph number 890.</text:p>
      <text:p>Paragraph number 891.</text:p>
      <text:p>Paragraph number 892.</text:p>
      <text:p>Paragraph number 893.</text:p>
      <text:p>Paragraph number 894.</text:p>
      <text:p>Paragraph number 895.</text:p>
      <text:p>Paragraph number 896.</text:p>
      <text:p>Paragraph number 897.</text:p>
      <text:p>Paragraph number 898.</text:p>
      <text:p>Paragraph number 899.</text:p>
      <text:p>Paragraph number 900.</text:p>
      <text:p>Paragraph number 901.</text:p>
      <text:p>Paragraph number 902.</text:p>
      <text:p>Paragraph number 903.</text:p>
      <text:p>Paragraph number 904.</text:p>
      <text:p>Paragraph number 905.</text:p>
      <text:p>Paragraph number 906.</text:p>
      <text:p>Paragraph number 907.</text:p>
      <text:p>Paragraph number 908.</text:p>
      <text:p>Paragraph number 909.</text:p>
      <text:p>Paragraph number 910.</text:p>
      <text:p>Paragraph number 911.</text:p>
      <text:p>Paragraph number 912.</text:p>
      <text:p>Paragraph number 913.</text:p>
      <text:p>Paragraph number 914.</text:p>
      <text:p>Paragraph number 915.</text:p>
      <text:p>Paragraph number 916.</text:p>
      <text:p>Paragraph number 917.</text:p>
      <text:p>Paragraph number 918.</text:p>
      <text:p>Paragraph number 919.</text:p>
      <text:p>Paragraph number 920.</text:p>
      <text:p>Paragraph number 921.</text:p>
      <text:p>Paragraph number 922.</text:p>
      <text:p>Paragraph number 923.</text:p>
      <text:p>Paragraph number 924.</text:p>
      <text:p>Paragraph number 925.</text:p>
      <text:p>Paragraph number 926.</text:p>
      <text:p>Paragraph number 927.</text:p>
      <text:p>Paragraph number 928.</text:p>
      <text:p>Paragraph number 929.</text:p>
      <text:p>Paragraph number 930.</text:p>
      <text:p>Paragraph number 931.</text:p>
      <text:p>Paragraph number 932.</text:p>
      <text:p>Paragraph number 933.</text:p>
      <text:p>Paragraph number 934.</text:p>
      <text:p>Paragraph number 935.</text:p>
      <text:p>Paragraph number 936.</text:p>
      <text:p>Paragraph number 937.</text:p>
      <text:p>Paragraph number 938.</text:p>
      <text:p>Paragraph number 939.</text:p>
      <text:p>Paragraph number 940.</text:p>
      <text:p>Paragraph number 941.</text:p>
      <text:p>Paragraph number 942.</text:p>
      <text:p>Paragraph number 943.</text:p>
      <text:p>Paragraph number 944.</text:p>
      <text:p>Paragraph number 945.</text:p>
      <text:p>Paragraph number 946.</text:p>
      <text:p>Paragraph number 947.</text:p>
      <text:p>Paragraph number 948.</text:p>
      <text:p>Paragraph number 949.</text:p>
      <text:p>Paragraph number 950.</text:p>
      <text:p>Paragraph number 951.</text:p>
      <text:p>Paragraph number 952.</text:p>
      <text:p>Paragraph number 953.</text:p>
      <text:p>Paragraph number 954.</text:p>
      <text:p>Paragraph number 955.</text:p>
      <text:p>Paragraph number 956.</text:p>
      <text:p>Paragraph number 957.</text:p>
      <text:p>Paragraph number 958.</text:p>
      <text:p>Paragraph number 959.</text:p>
      <text:p>Paragraph number 960.</text:p>
      <text:p>Paragraph number 961.</text:p>
      <text:p>Paragraph number 962.</text:p>
      <text:p>Paragraph number 963.</text:p>
      <text:p>Paragraph number 964.</text:p>
      <text:p>Paragraph number 965.</text:p>
      <text:p>Paragraph number 966.</text:p>
      <text:p>Paragraph number 967.</text:p>
      <text:p>Paragraph number 968.</text:p>
      <text:p>Paragraph number 969.</text:p>
      <text:p>Paragraph number 970.</text:p>
      <text:p>Paragraph number 971.</text:p>
      <text:p>Paragraph number 972.</text:p>
      <text:p>Paragraph number 973.</text:p>
      <text:p>Paragraph number 974.</text:p>
      <text:p>Paragraph number 975.</text:p>
      <text:p>Paragraph number 976.</text:p>
      <text:p>Paragraph number 977.</text:p>
      <text:p>Paragraph number 978.</text:p>
      <text:p>Paragraph number 979.</text:p>
      <text:p>Paragraph number 980.</text:p>
      <text:p>Paragraph number 981.</text:p>
      <text:p>Paragraph number 982.</text:p>
      <text:p>Paragraph number 983.</text:p>
      <text:p>Paragraph number 984.</text:p>
      <text:p>Paragraph number 985.</text:p>
      <text:p>Paragraph number 986.</text:p>
      <text:p>Paragraph number 987.</text:p>
      <text:p>Paragraph number 988.</text:p>
      <text:p>Paragraph number 989.</text:p>
      <text:p>Paragraph number 990.</text:p>
      <text:p>Paragraph number 991.</text:p>
      <text:p>Paragraph number 992.</text:p>
      <text:p>Paragraph number 993.</text:p>
      <text:p>Paragraph number 994.</text:p>
      <text:p>Paragraph number 995.</text:p>
      <text:p>Paragraph number 996.</text:p>
      <text:p>Paragraph number 997.</text:p>
      <text:p>Paragraph number 998.</text:p>
      <text:p>Paragraph number 999.</text:p>
    </office:text>
  </office:body>
</office:document-content>
</file>